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a1467e"/>
      <style:text-properties style:use-window-font-color="true"/>
    </style:style>
    <style:style style:name="ce7" style:family="table-cell" style:parent-style-name="Default">
      <style:table-cell-properties fo:background-color="#a1467e"/>
      <style:text-properties style:use-window-font-color="true" style:font-name="Liberation Sans"/>
    </style:style>
    <style:style style:name="ce8" style:family="table-cell" style:parent-style-name="Default">
      <style:table-cell-properties fo:background-color="#a1467e"/>
      <style:text-properties style:use-window-font-color="true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a1467e"/>
      <style:text-properties style:use-window-font-color="true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background-color="#a1467e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a1467e"/>
    </style:style>
    <style:style style:name="ce12" style:family="table-cell" style:parent-style-name="Default">
      <style:table-cell-properties fo:background-color="#a1467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a1467e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14" style:family="table-cell" style:parent-style-name="Default">
      <style:table-cell-properties fo:background-color="#ff0000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" style:family="table-cell" style:parent-style-name="Default">
      <style:table-cell-properties fo:background-color="#ff0000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Liberation Sans" style:font-name-asian="DejaVu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text-line-through-mode="continuous" fo:text-shadow="none" style:text-outline="false" fo:font-style="normal" style:text-line-through-type="none" style:text-underline-style="none" style:text-underline-color="font-color" fo:font-weight="normal" fo:language="es" fo:country="ES" style:language-asian="zh" style:country-asian="CN" style:language-complex="hi" style:country-complex="IN" style:font-name-asian="Noto Sans CJK SC" style:font-name-complex="Lohit Devanagari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size-complex="10pt" fo:text-shadow="none" style:font-size-asian="10pt" fo:font-size="10pt" style:text-overline-style="none" style:text-overline-color="font-color" style:language-asian="zh" style:country-asian="CN" style:language-complex="hi" style:country-complex="IN" fo:font-weight="normal" style:text-underline-style="none" style:text-underline-color="font-color" style:text-line-through-type="none" fo:font-style="normal" style:text-outline="false" style:font-weight-complex="normal" style:text-line-through-mode="continuous" fo:language="es" fo:country="ES" style:font-name="Liberation Sans" style:font-name-complex="Lohit Devanagari" style:font-name-asian="Noto Sans CJK SC" style:font-relief="none" style:text-emphasize="none" style:font-style-complex="normal" style:font-style-asian="normal" style:font-weight-asian="normal"/>
    </style:style>
    <style:style style:name="T6" style:family="text">
      <style:text-properties style:font-size-complex="10pt" fo:text-shadow="none" style:font-size-asian="10pt" fo:font-size="10pt" style:text-overline-style="none" style:text-overline-color="font-color" fo:font-weight="normal" style:text-underline-style="none" style:text-underline-color="font-color" style:text-line-through-type="none" fo:font-style="normal" style:text-outline="false" style:font-weight-complex="normal" style:text-line-through-mode="continuous" style:font-name="Liberation Sans" style:font-relief="none" style:text-emphasize="none" style:font-style-complex="normal" style:font-style-asian="normal" style:font-weight-asian="normal" fo:language="none" fo:country="none" style:language-asian="none" style:country-asian="none" style:language-complex="none" style:country-complex="none" style:font-name-complex="DejaVu Sans" style:font-name-asian="DejaVu Sans"/>
    </style:style>
    <style:style style:name="T7" style:family="text">
      <style:text-properties style:font-size-complex="10pt" fo:text-shadow="none" style:font-size-asian="10pt" fo:font-size="10pt" style:text-overline-style="none" style:text-overline-color="font-color" fo:font-weight="normal" style:text-underline-style="none" style:text-underline-color="font-color" style:text-line-through-type="none" fo:font-style="normal" style:text-outline="false" style:font-weight-complex="normal" style:text-line-through-mode="continuous" style:font-name="Liberation Sans" style:font-relief="none" style:text-emphasize="none" style:font-style-complex="normal" style:font-style-asian="normal" style:font-weight-asian="normal" fo:language="es" fo:country="ES" style:language-asian="zh" style:country-asian="CN" style:language-complex="hi" style:country-complex="IN" style:font-name-asian="Noto Sans CJK SC" style:font-name-complex="Lohit Devanagari"/>
    </style:style>
    <style:style style:name="T8" style:family="text">
      <style:text-properties style:font-size-complex="10pt" fo:text-shadow="none" style:font-size-asian="10pt" fo:font-size="10pt" style:text-overline-style="none" style:text-overline-color="font-color" fo:font-weight="normal" style:text-underline-style="none" style:text-underline-color="font-color" style:text-line-through-type="none" fo:font-style="normal" style:text-outline="false" style:font-weight-complex="normal" style:text-line-through-mode="continuous" style:font-name="Liberation Sans" style:font-relief="none" style:text-emphasize="none" style:font-style-complex="normal" style:font-style-asian="normal" style:font-weight-asian="normal" fo:language="es" fo:country="ES" style:language-asian="zh" style:country-asian="CN" style:language-complex="hi" style:country-complex="IN" style:font-name-asian="Noto Sans CJK SC" style:font-name-complex="Lohit Devanagari" fo:color="#000000"/>
    </style:style>
    <style:style style:name="T9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relief="none" style:font-name-complex="DejaVu Sans" style:font-size-asian="10pt" style:font-size-complex="10pt" style:font-weight-asian="normal" style:font-weight-complex="normal" style:font-style-asian="normal" style:font-style-complex="normal" style:text-emphasize="none" style:font-name="Liberation Sans" style:font-name-asian="DejaVu Sans"/>
    </style:style>
    <style:style style:name="T1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relief="none" style:font-size-asian="10pt" style:font-size-complex="10pt" style:font-weight-asian="normal" style:font-weight-complex="normal" style:font-style-asian="normal" style:font-style-complex="normal" style:text-emphasize="none" style:font-name="Liberation Sans" fo:language="es" fo:country="ES" style:language-asian="zh" style:country-asian="CN" style:language-complex="hi" style:country-complex="IN" style:font-name-asian="Noto Sans CJK SC" style:font-name-complex="Lohit Devanagari"/>
    </style:style>
    <style:style style:name="T1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relief="none" style:font-size-asian="10pt" style:font-size-complex="10pt" style:font-weight-asian="normal" style:font-weight-complex="normal" style:font-style-asian="normal" style:font-style-complex="normal" style:text-emphasize="none" style:font-name="Liberation Sans" style:font-name-complex="DejaVu Sans" style:language-complex="none" style:country-complex="none" fo:language="none" fo:country="none" style:language-asian="none" style:country-asian="none" style:font-name-asian="DejaVu San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Noto Sans CJK SC" style:font-name-complex="Lohit Devanagari"/>
    </style:style>
    <style:style style:name="T14" style:family="text">
      <style:text-properties style:text-overline-style="none" style:text-overline-color="font-color" fo:font-size="10pt" fo:language="none" fo:country="none" fo:font-weight="normal" style:text-underline-style="none" style:text-underline-color="font-color" style:text-line-through-type="none" fo:font-style="normal" style:text-outline="false" fo:text-shadow="none" style:text-line-through-mode="continuous" style:language-asian="none" style:country-asian="none" style:language-complex="none" style:country-complex="none" style:font-relief="none" style:font-name-complex="DejaVu Sans" style:font-size-asian="10pt" style:font-size-complex="10pt" style:font-weight-asian="normal" style:font-weight-complex="normal" style:font-style-asian="normal" style:font-style-complex="normal" style:text-emphasize="none" style:font-name="Liberation Sans" style:font-name-asian="DejaVu Sans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complex="none" style:country-complex="none" style:language-asian="none" style:country-asian="none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language-asian="zh" style:country-asian="CN" style:font-name-complex="Lohit Devanagari" fo:language="es" fo:country="ES" style:language-complex="hi" style:country-complex="IN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DejaVu Sans" style:font-name-asian="DejaVu Sans" style:language-complex="none" style:country-complex="none" style:language-asian="none" style:country-asian="none" fo:language="none" fo:country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PRIMERO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table:style-name="ce6" office:value-type="string" calcext:value-type="string">
            <text:p>Rpublic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table:style-name="ce6" office:value-type="string" calcext:value-type="string">
            <text:p>Rclass, Rinterf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TER</text:p>
          </table:table-cell>
          <table:table-cell table:style-name="ce6" office:value-type="string" calcext:value-type="string">
            <text:p>Rpublic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CLASS</text:p>
          </table:table-cell>
          <table:table-cell table:style-name="ce6" office:value-type="string" calcext:value-type="string">
            <text:p>Rpublic, Rint, Rdouble, Rstring, Rchar, Rboolean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N</text:p>
          </table:table-cell>
          <table:table-cell table:style-name="ce6" office:value-type="string" calcext:value-type="string">
            <text:p>Rstatic, Rint, Rdouble, Rstring, Rchar, Rboolean, Rv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</text:p>
          </table:table-cell>
          <table:table-cell table:style-name="ce6" office:value-type="string" calcext:value-type="string">
            <text:p>R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ARACION</text:p>
          </table:table-cell>
          <table:table-cell table:style-name="ce6" office:value-type="string" calcext:value-type="string">
            <text:p>Rint, Rdouble, Rstring, Rchar, R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DEC</text:p>
          </table:table-cell>
          <table:table-cell table:style-name="ce7" office:value-type="string" calcext:value-type="string">
            <text:p>Sigual, Py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EC</text:p>
          </table:table-cell>
          <table:table-cell table:style-name="ce8" office:value-type="string" calcext:value-type="string">
            <text:p>Numero, Identificador,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ION</text:p>
          </table:table-cell>
          <table:table-cell table:style-name="ce8" office:value-type="string" calcext:value-type="string">
            <text:p>Rint, Rdouble, Rstring, Rchar, Rboolean, Rv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FUNC</text:p>
          </table:table-cell>
          <table:table-cell table:style-name="ce7" office:value-type="string" calcext:value-type="string">
            <text:p>Epsilon, Rint, Rdouble, Rstring, Rchar, Rboolean, Rv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8" office:value-type="string" calcext:value-type="string">
            <text:p>Rint, Rdouble, Rstring, Rchar, Rboolean, Rv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OS</text:p>
          </table:table-cell>
          <table:table-cell table:style-name="ce8" office:value-type="string" calcext:value-type="string">
            <text:p>Rint, Rdouble, Rstring, Rchar, Rboolean, Rv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PARAM</text:p>
          </table:table-cell>
          <table:table-cell table:style-name="ce9" office:value-type="string" calcext:value-type="string">
            <text:p>Scoma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CCIONES</text:p>
          </table:table-cell>
          <table:table-cell table:style-name="ce10" office:value-type="string" calcext:value-type="string">
            <text:p><text:span text:style-name="T1">Rfor, Rwhile, Rdo, </text:span><text:span text:style-name="T2">Rif, Identificador, Rtrue, Rfalse, Pabre, Not, Or, And, Xor, Epsilon, Smayor, Smenor, SmayorIgual, SmenorIgual, Scomp, Sdif, Numero, Smas, Smenos, Spor, Sdiv, Rsystem, Rint, Rdouble, Rstring, Rchar, Rboolean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CLO</text:p>
          </table:table-cell>
          <table:table-cell table:style-name="ce10" office:value-type="string" calcext:value-type="string">
            <text:p>Rfor, Rwhile, R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SE</text:p>
          </table:table-cell>
          <table:table-cell table:style-name="ce12" office:value-type="string" calcext:value-type="string">
            <text:p>Relse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SEIF</text:p>
          </table:table-cell>
          <table:table-cell table:style-name="ce10" office:value-type="string" calcext:value-type="string">
            <text:p>Rif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</text:p>
          </table:table-cell>
          <table:table-cell table:style-name="ce13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</text:p>
          </table:table-cell>
          <table:table-cell table:style-name="ce10" office:value-type="string" calcext:value-type="string">
            <text:p>Or, And, Xor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table:style-name="ce13" office:value-type="string" calcext:value-type="string">
            <text:p>Rtrue, Rfalse, Not, Smayor, Smenor, SmayorIgual, SmenorIgual, Scomp, Sdif, Smas, Smenos, Spor, Sdiv, Epsilon, Identificador, Numero, P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style-name="ce13" office:value-type="string" calcext:value-type="string">
            <text:p>Smayor, Smenor, SmayorIgual, SmenorIgual, Scomp, Sdif, Smas, Smenos, Spor, Sdiv, Epsilon, Identificador, Numero, P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'</text:p>
          </table:table-cell>
          <table:table-cell table:style-name="ce10" office:value-type="string" calcext:value-type="string">
            <text:p>Smayor, Smenor, SmayorIgual, SmenorIgual, Scomp, Sdif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table:style-name="ce13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'</text:p>
          </table:table-cell>
          <table:table-cell table:style-name="ce13" office:value-type="string" calcext:value-type="string">
            <text:p><text:span text:style-name="T3">Epsilon, </text:span>Smas, Smen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table:style-name="ce13" office:value-type="string" calcext:value-type="string">
            <text:p><text:span text:style-name="T3">Identificador, Epsilon, Numero</text:span>, Spor, Sdiv, P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'</text:p>
          </table:table-cell>
          <table:table-cell office:value-type="string" calcext:value-type="string">
            <text:p>Spor, Sdiv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table:style-name="ce13" office:value-type="string" calcext:value-type="string">
            <text:p>Identificador, Pabre, Nu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</text:p>
          </table:table-cell>
          <table:table-cell table:style-name="ce13" office:value-type="string" calcext:value-type="string">
            <text:p><text:span text:style-name="T4">Smas, Identificador, Epsilon, Numero</text:span>, Spor, Sdiv, P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E</text:p>
          </table:table-cell>
          <table:table-cell table:style-name="ce13" office:value-type="string" calcext:value-type="string">
            <text:p><text:span text:style-name="T4">Smenos, Identificador, Epsilon, Numero</text:span>, Spor, Sdiv, P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Sigual, Pabre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G</text:p>
          </table:table-cell>
          <table:table-cell office:value-type="string" calcext:value-type="string">
            <text:p>Sigua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EXTASIG</text:p>
          </table:table-cell>
          <table:table-cell table:style-name="ce14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P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CALL</text:p>
          </table:table-cell>
          <table:table-cell table:style-name="ce10" office:value-type="string" calcext:value-type="string">
            <text:p>Identificador, Numero, Rtrue, Rfalse, Texto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E</text:p>
          </table:table-cell>
          <table:table-cell table:style-name="ce10" office:value-type="string" calcext:value-type="string">
            <text:p>Identificador, Numero, Rtrue, Rfalse,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RECIBE</text:p>
          </table:table-cell>
          <table:table-cell table:style-name="ce10" office:value-type="string" calcext:value-type="string">
            <text:p>Scoma, Epsi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R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IDA</text:p>
          </table:table-cell>
          <table:table-cell table:style-name="ce12" office:value-type="string" calcext:value-type="string">
            <text:p>Rprintln, R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</text:p>
          </table:table-cell>
          <table:table-cell table:style-name="ce13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1022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IGUIENTE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table:style-name="ce15" office:value-type="string" calcext:value-type="string">
            <text:p>Rpublic, 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TER</text:p>
          </table:table-cell>
          <table:table-cell office:value-type="string" calcext:value-type="string">
            <text:p>L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CLASS</text:p>
          </table:table-cell>
          <table:table-cell office:value-type="string" calcext:value-type="string">
            <text:p>L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N</text:p>
          </table:table-cell>
          <table:table-cell table:style-name="ce15" office:value-type="string" calcext:value-type="string">
            <text:p>L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</text:p>
          </table:table-cell>
          <table:table-cell table:style-name="ce15" office:value-type="string" calcext:value-type="string">
            <text:p>Rpublic, Rint, Rdouble, Rstring, Rchar, Rboolean, Lcier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LARACION</text:p>
          </table:table-cell>
          <table:table-cell table:style-name="ce15" office:value-type="string" calcext:value-type="string">
            <text:p><text:span text:style-name="T5">Rpublic, Rint, Rdouble, Rstring, Rchar, Rboolean, Lcierra, </text:span><text:span text:style-name="T6">Rfor, Rwhile, Rdo, </text:span><text:span text:style-name="T7">Rif, Identificador, Rtrue, Rfalse, Pabre, Not, Or, And, Xor, Smayor, Smenor, SmayorIgual, SmenorIgual, Scomp, Sdif, Numero, Smas, Smenos, Spor, Sdiv, Rsystem, Rint, Rdouble, Rstring, Rchar, Rboolean</text:span><text:span text:style-name="T8">, Pyc, 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DEC</text:p>
          </table:table-cell>
          <table:table-cell table:style-name="ce15" office:value-type="string" calcext:value-type="string">
            <text:p><text:span text:style-name="T5">Rpublic, Rint, Rdouble, Rstring, Rchar, Rboolean, Lcierra, </text:span><text:span text:style-name="T6">Rfor, Rwhile, Rdo, </text:span><text:span text:style-name="T7">Rif, Identificador, Rtrue, Rfalse, Pabre, Not, Or, And, Xor, Smayor, Smenor, SmayorIgual, SmenorIgual, Scomp, Sdif, Numero, Smas, Smenos, Spor, Sdiv, Rsystem, Rint, Rdouble, Rstring, Rchar, Rboolean</text:span><text:span text:style-name="T8">, Pyc, 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EC</text:p>
          </table:table-cell>
          <table:table-cell table:style-name="ce15" office:value-type="string" calcext:value-type="string">
            <text:p><text:span text:style-name="T5">Rpublic, Rint, Rdouble, Rstring, Rchar, Rboolean, Lcierra, </text:span><text:span text:style-name="T6">Rfor, Rwhile, Rdo, </text:span><text:span text:style-name="T7">Rif, Identificador, Rtrue, Rfalse, Pabre, Not, Or, And, Xor, Smayor, Smenor, SmayorIgual, SmenorIgual, Scomp, Sdif, Numero, Smas, Smenos, Spor, Sdiv, Rsystem, Rint, Rdouble, Rstring, Rchar, Rboolean</text:span><text:span text:style-name="T8">, Pyc, 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ION</text:p>
          </table:table-cell>
          <table:table-cell table:style-name="ce15" office:value-type="string" calcext:value-type="string">
            <text:p>Rpublic, Rint, Rdouble, Rstring, Rchar, Rboolean, L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5" office:value-type="string" calcext:value-type="string">
            <text:p>Identific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OS</text:p>
          </table:table-cell>
          <table:table-cell table:style-name="ce15" office:value-type="string" calcext:value-type="string">
            <text:p>P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PARAM</text:p>
          </table:table-cell>
          <table:table-cell office:value-type="string" calcext:value-type="string">
            <text:p>P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CCIONES</text:p>
          </table:table-cell>
          <table:table-cell table:style-name="ce10" office:value-type="string" calcext:value-type="string">
            <text:p>L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CLO</text:p>
          </table:table-cell>
          <table:table-cell table:style-name="ce16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Pyc, Pcierra, </text:span><text:span text:style-name="T11">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</text:p>
          </table:table-cell>
          <table:table-cell table:style-name="ce16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Pyc, Pcierra, </text:span><text:span text:style-name="T11">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SE</text:p>
          </table:table-cell>
          <table:table-cell table:style-name="ce10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</text:span><text:span text:style-name="T11">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SEIF</text:p>
          </table:table-cell>
          <table:table-cell office:value-type="string" calcext:value-type="string">
            <text:p>La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</text:p>
          </table:table-cell>
          <table:table-cell table:style-name="ce13" office:value-type="string" calcext:value-type="string">
            <text:p>Pyc, Pcierra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'</text:p>
          </table:table-cell>
          <table:table-cell table:style-name="ce13" office:value-type="string" calcext:value-type="string">
            <text:p>Pyc, P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table:style-name="ce10" office:value-type="string" calcext:value-type="string">
            <text:p><text:span text:style-name="T12">Or, And, Xor, </text:span><text:span text:style-name="T13">Pyc, P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style-name="ce10" office:value-type="string" calcext:value-type="string">
            <text:p><text:span text:style-name="T12">Or, And, Xor, </text:span><text:span text:style-name="T13">Pyc, P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'</text:p>
          </table:table-cell>
          <table:table-cell table:style-name="ce10" office:value-type="string" calcext:value-type="string">
            <text:p><text:span text:style-name="T12">Or, And, Xor, </text:span><text:span text:style-name="T13">Pyc, Pcierra</text:span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table:style-name="ce10" office:value-type="string" calcext:value-type="string">
            <text:p><text:span text:style-name="T14">Or, And, Xor, </text:span><text:span text:style-name="T10">Pyc, Pcierra, </text:span>Smayor, Smenor, SmayorIgual. SmenorIgual, Scomp, SD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'</text:p>
          </table:table-cell>
          <table:table-cell table:style-name="ce10" office:value-type="string" calcext:value-type="string">
            <text:p><text:span text:style-name="T14">Or, And, Xor, </text:span><text:span text:style-name="T10">Pyc, Pcierra, </text:span>Smayor, Smenor, SmayorIgual. SmenorIgual, Scomp, SD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table:style-name="ce10" office:value-type="string" calcext:value-type="string">
            <text:p><text:span text:style-name="T12">Smas Smenos, </text:span><text:span text:style-name="T15">Or, And, Xor, </text:span><text:span text:style-name="T16">Pyc, Pcierra, </text:span><text:span text:style-name="T17">Smayor, Smenor, SmayorIgual. SmenorIgual, Scomp, Sdif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'</text:p>
          </table:table-cell>
          <table:table-cell table:style-name="ce10" office:value-type="string" calcext:value-type="string">
            <text:p><text:span text:style-name="T12">Smas Smenos, </text:span><text:span text:style-name="T15">Or, And, Xor, </text:span><text:span text:style-name="T16">Pyc, Pcierra, </text:span><text:span text:style-name="T17">Smayor, Smenor, SmayorIgual. SmenorIgual, Scomp, Sdif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table:style-name="ce10" office:value-type="string" calcext:value-type="string">
            <text:p><text:span text:style-name="T12">Smas Smenos, </text:span><text:span text:style-name="T15">Or, And, Xor, </text:span><text:span text:style-name="T16">Pyc, Pcierra, </text:span><text:span text:style-name="T17">Smayor, Smenor, SmayorIgual. SmenorIgual, Scomp, Sdif, Spor, Sdiv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</text:p>
          </table:table-cell>
          <table:table-cell table:style-name="ce10" office:value-type="string" calcext:value-type="string">
            <text:p><text:span text:style-name="T14">Or, And, Xor, </text:span><text:span text:style-name="T10">Pyc, Pcierra, </text:span>Smayor, Smenor, SmayorIgual. SmenorIgual, Scomp, SD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E</text:p>
          </table:table-cell>
          <table:table-cell table:style-name="ce10" office:value-type="string" calcext:value-type="string">
            <text:p><text:span text:style-name="T14">Or, And, Xor, </text:span><text:span text:style-name="T10">Pyc, Pcierra, </text:span>Smayor, Smenor, SmayorIgual. SmenorIgual, Scomp, SD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N</text:p>
          </table:table-cell>
          <table:table-cell table:style-name="ce10" office:value-type="string" calcext:value-type="string">
            <text:p><text:span text:style-name="T12">Smas Smenos, </text:span><text:span text:style-name="T15">Or, And, Xor, </text:span><text:span text:style-name="T16">Pyc, Pcierra, </text:span><text:span text:style-name="T17">Smayor, Smenor, SmayorIgual. SmenorIgual, Scomp, Sdif, Spor, Sdiv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G</text:p>
          </table:table-cell>
          <table:table-cell table:style-name="ce16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Pyc, Pcierra, </text:span><text:span text:style-name="T11">Lcierr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EXTASIG</text:p>
          </table:table-cell>
          <table:table-cell table:style-name="ce17" office:value-type="string" calcext:value-type="string">
            <text:p>Pyc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CALL</text:p>
          </table:table-cell>
          <table:table-cell table:style-name="ce16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Pyc, Pcierra, </text:span><text:span text:style-name="T11">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CALL</text:p>
          </table:table-cell>
          <table:table-cell office:value-type="string" calcext:value-type="string">
            <text:p>P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XTRECIBE</text:p>
          </table:table-cell>
          <table:table-cell office:value-type="string" calcext:value-type="string">
            <text:p>Pci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</text:p>
          </table:table-cell>
          <table:table-cell table:style-name="ce16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Pyc, Pcierra, </text:span><text:span text:style-name="T11">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IDA</text:p>
          </table:table-cell>
          <table:table-cell table:style-name="ce16" office:value-type="string" calcext:value-type="string">
            <text:p><text:span text:style-name="T9">Rfor, Rwhile, Rdo, </text:span><text:span text:style-name="T10">Rif, Identificador, Rtrue, Rfalse, Pabre, Not, Or, And, Xor, Smayor, Smenor, SmayorIgual, SmenorIgual, Scomp, Sdif, Numero, Smas, Smenos, Spor, Sdiv, Rsystem, Rint, Rdouble, Rstring, Rchar, Rboolean, Pyc, Pcierra, </text:span><text:span text:style-name="T11">Lcierra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08:10:01.347977070</meta:creation-date>
    <dc:date>2020-10-27T18:22:20.161301345</dc:date>
    <meta:editing-duration>PT4H48M58S</meta:editing-duration>
    <meta:editing-cycles>5</meta:editing-cycles>
    <meta:generator>LibreOffice/6.4.6.2$Linux_X86_64 LibreOffice_project/40$Build-2</meta:generator>
    <meta:document-statistic meta:table-count="1" meta:cell-count="166" meta:object-count="0"/>
  </office:meta>
</office:document-meta>
</file>